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c8c6e"/>
    </style:style>
    <style:style style:name="P2" style:family="paragraph" style:parent-style-name="Standard">
      <style:paragraph-properties fo:text-align="start" style:justify-single-word="false"/>
      <style:text-properties officeooo:paragraph-rsid="00623833"/>
    </style:style>
    <style:style style:name="P3" style:family="paragraph" style:parent-style-name="Standard">
      <style:paragraph-properties fo:text-align="start" style:justify-single-word="false"/>
      <style:text-properties officeooo:paragraph-rsid="007587a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592e49" officeooo:paragraph-rsid="003792e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23833" officeooo:paragraph-rsid="00623833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7b2f5" officeooo:paragraph-rsid="0067b2f5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c9b4c" officeooo:paragraph-rsid="006c9b4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fo:font-style="italic" fo:font-weight="normal" officeooo:rsid="00623833" officeooo:paragraph-rsid="0062383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587a7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587a7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c8c6e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e1f6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5c8c6e" officeooo:paragraph-rsid="005c8c6e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d21f0" officeooo:paragraph-rsid="005d21f0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6c9b4c" officeooo:paragraph-rsid="006c9b4c" style:font-size-asian="12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5749ce" officeooo:paragraph-rsid="005749ce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75c18a" officeooo:paragraph-rsid="0075c18a" style:font-size-asian="12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officeooo:rsid="0067b2f5" officeooo:paragraph-rsid="0067b2f5" style:font-size-asian="12pt" style:font-style-asian="normal" style:font-size-complex="12pt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e1f66" officeooo:paragraph-rsid="005e1f66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610bc7" officeooo:paragraph-rsid="00610bc7"/>
    </style:style>
    <style:style style:name="P21" style:family="paragraph" style:parent-style-name="Standard" style:list-style-name="L4">
      <style:text-properties style:font-name="DejaVu Sans Condensed" fo:font-size="12pt" fo:font-weight="normal" officeooo:rsid="005749ce" officeooo:paragraph-rsid="005749ce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font-name="DejaVu Sans Condensed" fo:font-size="12pt" fo:font-weight="normal" officeooo:rsid="0063e00f" officeooo:paragraph-rsid="0063e00f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749c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c8c6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5fdc50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5e1f66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32683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2383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5de1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509a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5c8c6e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5d21f0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5e1f66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5fdc50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65de1d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67dae6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7509af" style:font-size-asian="12pt" style:font-size-complex="12pt"/>
    </style:style>
    <style:style style:name="T23" style:family="text">
      <style:text-properties officeooo:rsid="005fdc5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fdc50" style:font-weight-asian="bold" style:font-weight-complex="bold"/>
    </style:style>
    <style:style style:name="T26" style:family="text">
      <style:text-properties fo:font-weight="bold" officeooo:rsid="006ef4a7" style:font-weight-asian="bold" style:font-weight-complex="bold"/>
    </style:style>
    <style:style style:name="T27" style:family="text">
      <style:text-properties fo:font-weight="bold" officeooo:rsid="006f6d11" style:font-weight-asian="bold" style:font-weight-complex="bold"/>
    </style:style>
    <style:style style:name="T28" style:family="text">
      <style:text-properties fo:font-weight="bold" officeooo:rsid="007509af" style:font-weight-asian="bold" style:font-weight-complex="bold"/>
    </style:style>
    <style:style style:name="T29" style:family="text">
      <style:text-properties officeooo:rsid="00623833"/>
    </style:style>
    <style:style style:name="T30" style:family="text">
      <style:text-properties officeooo:rsid="00632683"/>
    </style:style>
    <style:style style:name="T31" style:family="text">
      <style:text-properties officeooo:rsid="006ec457"/>
    </style:style>
    <style:style style:name="T32" style:family="text">
      <style:text-properties officeooo:rsid="006ef4a7"/>
    </style:style>
    <style:style style:name="T33" style:family="text">
      <style:text-properties officeooo:rsid="007509af"/>
    </style:style>
    <style:style style:name="T34" style:family="text">
      <style:text-properties officeooo:rsid="0035db3e"/>
    </style:style>
    <style:style style:name="T35" style:family="text">
      <style:text-properties officeooo:rsid="0075c18a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officeooo:rsid="007752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4">xx</text:span> - Controls</text:p>
          </table:table-cell>
          <table:table-cell table:style-name="Table1.A1" office:value-type="string">
            <text:p text:style-name="P10">2xx - Ground</text:p>
          </table:table-cell>
          <table:table-cell table:style-name="Table1.A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3"><text:span text:style-name="T3">5</text:span><text:span text:style-name="T6">0</text:span><text:span text:style-name="T14">1</text:span><text:span text:style-name="T2"> - </text:span><text:span text:style-name="T4">A/G</text:span><text:span text:style-name="T5"> - </text:span><text:span text:style-name="T7">General procedures and communications</text:span></text:p>
      <text:p text:style-name="P4"/>
      <text:p text:style-name="P1"><text:span text:style-name="T8">Sight, Acquisition</text:span><text:span text:style-name="T13"> Source</text:span><text:span text:style-name="T8">, and Range </text:span><text:span text:style-name="T9">S</text:span><text:span text:style-name="T8">ource</text:span></text:p>
      <text:list xml:id="list262583001" text:style-name="L1">
        <text:list-item>
          <text:p text:style-name="P11"><text:span text:style-name="T8">Sight</text:span><text:span text:style-name="T16"> -- The selected weapon-aiming device. <text:s/>Weapons are pointed where the Sight is pointed, and fly to the target the Sight is aimed at. <text:s/>Sights are selected with the </text:span><text:span text:style-name="T8">Sight Select Switch</text:span><text:span text:style-name="T16"> (</text:span><text:span text:style-name="T22">Middle Hat on collective, or Bottom Hat on throttle</text:span><text:span text:style-name="T16">). <text:s/>Approximately equivalent to the </text:span><text:span text:style-name="T8">SOI</text:span><text:span text:style-name="T16"> in other aircraft. <text:s/>List of Sights:</text:span></text:p>
          <text:list>
            <text:list-item>
              <text:p text:style-name="P11"><text:span text:style-name="T8">HMD</text:span><text:span text:style-name="T16"> -- PLT or CPG Helmet-Mounted Sight</text:span><text:span text:style-name="T17">.</text:span></text:p>
            </text:list-item>
            <text:list-item>
              <text:p text:style-name="P13"><text:span text:style-name="T1">TADS</text:span><text:span text:style-name="T15"> -- TADS sensor on the nose, controlled by gunner.</text:span></text:p>
            </text:list-item>
            <text:list-item>
              <text:p text:style-name="P13"><text:span text:style-name="T1">FCR</text:span><text:span text:style-name="T15"> -- Fire Control Radar (if equipped)</text:span><text:span text:style-name="T17">.</text:span></text:p>
            </text:list-item>
          </text:list>
        </text:list-item>
        <text:list-item>
          <text:p text:style-name="P11"><text:span text:style-name="T8">Acquisition Source</text:span><text:span text:style-name="T16"> -- The selected point of interest for the sights. <text:s/></text:span><text:span text:style-name="T17">The TADS and FCR </text:span><text:span text:style-name="T16">Sights can be slaved to the Acquisition Source</text:span><text:span text:style-name="T17">, and the HMD Sight gets cuing information </text:span><text:span text:style-name="T21">(broken cross) </text:span><text:span text:style-name="T17">showing where the Acquisition Source is pointing</text:span><text:span text:style-name="T16">. <text:s/>The Acquisition Source can be a fixed point (e.g. a waypoint) or a moving point (e.g. the LOS of the HMD or TADS). <text:s/>Acquisition Sources are selected with the </text:span><text:span text:style-name="T8">ACQ</text:span><text:span text:style-name="T16"> </text:span><text:span text:style-name="T19">or </text:span><text:span text:style-name="T9">CAQ</text:span><text:span text:style-name="T19"> </text:span><text:span text:style-name="T16">OSB</text:span><text:span text:style-name="T19">s</text:span><text:span text:style-name="T16"> on the </text:span><text:span text:style-name="T8">TSD</text:span><text:span text:style-name="T16">, </text:span><text:span text:style-name="T8">WPN</text:span><text:span text:style-name="T16">, or </text:span><text:span text:style-name="T8">FCR</text:span><text:span text:style-name="T16"> pages. <text:s/>Approximately equivalent to the </text:span><text:span text:style-name="T8">SPI</text:span><text:span text:style-name="T16"> in other aircraft. <text:s/>List of Acquisition Sources:</text:span></text:p>
          <text:list>
            <text:list-item>
              <text:p text:style-name="P14"><text:span text:style-name="T24">PHS</text:span> -- Pilot's HMD.</text:p>
            </text:list-item>
            <text:list-item>
              <text:p text:style-name="P14"><text:span text:style-name="T24">GHS</text:span> -- Copilot/Gunner's HMD.</text:p>
            </text:list-item>
            <text:list-item>
              <text:p text:style-name="P14"><text:span text:style-name="T24">SKR</text:span> -- Missile seeker LOS.</text:p>
            </text:list-item>
            <text:list-item>
              <text:p text:style-name="P14"><text:span text:style-name="T24">RFI</text:span> -- Highest priority RWR azimuth.</text:p>
            </text:list-item>
            <text:list-item>
              <text:p text:style-name="P14"><text:span text:style-name="T24">FCR</text:span> -- Next-to-shoot target detected by Fire Control Radar (if equipped).</text:p>
            </text:list-item>
            <text:list-item>
              <text:p text:style-name="P14"><text:span text:style-name="T24">FXD</text:span> -- Fixed forward on aircraft centerline at -4.9 deg elevation.</text:p>
            </text:list-item>
            <text:list-item>
              <text:p text:style-name="P14"><text:span text:style-name="T24">TADS</text:span> -- TADS LOS.</text:p>
            </text:list-item>
            <text:list-item>
              <text:p text:style-name="P14"><text:span text:style-name="T25">WXX, CXX, TXX (</text:span><text:span text:style-name="T24">Waypoints</text:span><text:span text:style-name="T25">)</text:span> <text:span text:style-name="T23">-- Nav/target waypoints </text:span>(e.g. W01, C51, T01)</text:p>
            </text:list-item>
          </text:list>
        </text:list-item>
        <text:list-item>
          <text:p text:style-name="P17"><text:span text:style-name="T37">Note: The Sight and the Acquisition Source cannot be the same in the same seat.</text:span> <text:s/>E.g. if in the PLT seat, and the Sight is FCR, the Acquisition Source cannot be the FCR.<text:span text:style-name="T38"> <text:s/>However the CPG can set FCR as the Acquisition Source.</text:span></text:p>
        </text:list-item>
        <text:list-item>
          <text:p text:style-name="P12"><text:span text:style-name="T10">Range Source</text:span><text:span text:style-name="T18"> -- The source of ranging information to whatever the Sight is looking at. <text:s/>Ranging can come from the Sight itself (e.g. the laser from the TADS, the FCR's radar range</text:span><text:span text:style-name="T20">, or the LOS angle of the HMD</text:span><text:span text:style-name="T18">), but is not necessarily coupled to where the Sight is looking. <text:s/>List of Range Sources:</text:span></text:p>
          <text:list>
            <text:list-item>
              <text:p text:style-name="P12"><text:span text:style-name="T10">Laser</text:span><text:span text:style-name="T18"> -- The laser range to the TADS LOS. <text:s/>Displayed as </text:span><text:span text:style-name="T9">*</text:span><text:span text:style-name="T10">XXXX</text:span><text:span text:style-name="T18"> (m) on the HAD.</text:span><text:span text:style-name="T19"> * = Laser is firing.</text:span></text:p>
            </text:list-item>
            <text:list-item>
              <text:p text:style-name="P19"><text:span text:style-name="T1">Radar</text:span><text:span text:style-name="T15"> -- The radar range from the FCR. <text:s/>Displayed as </text:span><text:span text:style-name="T1">RX.X</text:span><text:span text:style-name="T15"> (km) on the HAD.</text:span></text:p>
            </text:list-item>
            <text:list-item>
              <text:p text:style-name="P19"><text:span text:style-name="T1">Navigation</text:span><text:span text:style-name="T15"> -- The range to a waypoint. <text:s/>Displayed as </text:span><text:span text:style-name="T1">NXX.X</text:span><text:span text:style-name="T15"> (km) on the HAD.</text:span></text:p>
            </text:list-item>
            <text:list-item>
              <text:p text:style-name="P19"><text:span text:style-name="T1">Automatic</text:span><text:span text:style-name="T15"> -- A triangulated range based on radar altitude. <text:s/>Displayed as </text:span><text:span text:style-name="T1">AXX.X</text:span><text:span text:style-name="T15"> (km) on the HAD.</text:span></text:p>
            </text:list-item>
            <text:list-item>
              <text:p text:style-name="P19"><text:span text:style-name="T1">Manual</text:span><text:span text:style-name="T15"> -- A manually-entered range. <text:s/>Displayed as </text:span><text:span text:style-name="T1">MXX.X</text:span><text:span text:style-name="T15"> (km) on the HAD.</text:span></text:p>
            </text:list-item>
            <text:list-item>
              <text:p text:style-name="P20"><text:span text:style-name="T15">Default -- If range cannot be computed, PLT defaults to </text:span><text:span text:style-name="T1">1.5</text:span><text:span text:style-name="T15"> km and CPG defaults to </text:span><text:span text:style-name="T1">3.0</text:span><text:span text:style-name="T15"> km range.</text:span></text:p>
            </text:list-item>
          </text:list>
        </text:list-item>
      </text:list>
      <text:p text:style-name="P4"/>
      <text:p text:style-name="P7">How-to</text:p>
      <text:list text:style-name="L2">
        <text:list-item>
          <text:p text:style-name="P15">As PLT, see what the gunner is seeing through the TADS:</text:p>
          <text:list>
            <text:list-item>
              <text:p text:style-name="P15">On either MFD, press VID, then <text:span text:style-name="T24">TADS (R1)</text:span>, then <text:span text:style-name="T24">TADS (T6)</text:span>. <text:s/><text:span text:style-name="T24">L1-L3</text:span> control a digital zoom of the image (doesn't affect what the gunner is seeing).</text:p>
            </text:list-item>
          </text:list>
        </text:list-item>
        <text:list-item>
          <text:p text:style-name="P15">As CPG, have your IHADSS up without showing the TADS FLIR/TV image, but still show the rest of the symbology (useful for still being able to look out and slave to LOS but without having the picture get in the way):</text:p>
          <text:list>
            <text:list-item>
              <text:p text:style-name="P15">Select <text:span text:style-name="T24">HMD</text:span> as <text:span text:style-name="T33">Sight (</text:span><text:span text:style-name="T28">Bottom Hat up</text:span><text:span text:style-name="T33">)</text:span>, then turn down <text:span text:style-name="T24">BRT</text:span> (brightness) on the TEDAC unit all the way to turn off the background video. <text:s/>Then select <text:span text:style-name="T24">TADS</text:span> as <text:span text:style-name="T33">S</text:span>ight<text:span text:style-name="T33"> (</text:span><text:span text:style-name="T28">Bottom Hat forward</text:span><text:span text:style-name="T33">)</text:span>, and the brightness on the IHADSS will stay off, while the BRT rocker now controls the <text:span text:style-name="T35">TEDAC</text:span> image.</text:p>
            </text:list-item>
          </text:list>
        </text:list-item>
        <text:list-item>
          <text:p text:style-name="P15">As PLT, enable the automatic nose pitch down for better visibility at low speed:</text:p>
          <text:list>
            <text:list-item>
              <text:p text:style-name="P15"><text:span text:style-name="T24">FLT</text:span> page -&gt; <text:span text:style-name="T24">UTIL</text:span> -&gt; <text:span text:style-name="T24">NOE/A</text:span><text:span text:style-name="T31"> (NOE/Approach)</text:span>. <text:s/>Nose will pitch down significantly while &lt;80 kts.<text:span text:style-name="T32"> <text:s/>Turn off NOE/A mode by repeating these steps, or press Stabilator Reset on collective (</text:span><text:span text:style-name="T27">Coll. </text:span><text:span text:style-name="T26">shift-Index Finger Hat press</text:span><text:span text:style-name="T32">).</text:span></text:p>
            </text:list-item>
          </text:list>
        </text:list-item>
      </text:list>
      <text:p text:style-name="P4"/>
      <text:p text:style-name="P2"><text:span text:style-name="T11">Target acquisition and handoff</text:span><text:span text:style-name="T12"> flow and terminology -- WIP</text:span></text:p>
      <text:p text:style-name="P6">General Apache terminology:</text:p>
      <text:list text:style-name="L3">
        <text:list-item>
          <text:p text:style-name="P18">"WASing" weapons = selecting weapons</text:p>
        </text:list-item>
      </text:list>
      <text:p text:style-name="P5">Pilot <text:span text:style-name="T30">has </text:span>visual target:</text:p>
      <text:list text:style-name="L4">
        <text:list-item>
          <text:p text:style-name="P16">Gunner requests "PHS handover" to target spotted by pilot.</text:p>
        </text:list-item>
        <text:list-item>
          <text:p text:style-name="P21">Pilot looks at target: "My line of sight, X targets or target tank/AAA/vehicle/etc."</text:p>
        </text:list-item>
        <text:list-item>
          <text:p text:style-name="P21">Gunner slaves sight, then deslaves and calls "Deslaved"<text:span text:style-name="T29">.</text:span></text:p>
        </text:list-item>
        <text:list-item>
          <text:p text:style-name="P22">Gunner is now cued on target.</text:p>
        </text:list-item>
        <text:list-item>
          <text:p text:style-name="P24">Gunner lases and stores the target, calls "I have lase and store".</text:p>
        </text:list-item>
      </text:list>
      <text:p text:style-name="P8">Gunner <text:span text:style-name="T30">has </text:span>visual target:</text:p>
      <text:list text:style-name="L5">
        <text:list-item>
          <text:p text:style-name="P23">Pilot selects HMD with Sight Select Switch and TADS or GHS as Acquisition Source.</text:p>
        </text:list-item>
        <text:list-item>
          <text:p text:style-name="P23">HMD crosshair shows cuing dots indicating where TADS is pointing or where Gunner is look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21T07:19:40.112000000</dc:date>
    <meta:editing-duration>PT14H34M11S</meta:editing-duration>
    <meta:editing-cycles>7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764" meta:character-count="4178" meta:non-whitespace-character-count="3475"/>
  </office:meta>
</office:document-meta>
</file>